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7F92870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b2f7"/>
    </style:style>
    <style:style style:name="T1" style:family="text">
      <style:text-properties officeooo:rsid="000ab2f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akub Berlinski</text:span></text:p>
      <text:p text:style-name="P1"><text:span text:style-name="T1">Project 0</text:span></text:p>
      <text:p text:style-name="P1"><text:span text:style-name="T1">8/28/13</text:span></text:p>
      <text:p text:style-name="P1"><text:span text:style-name="T1"/></text:p>
      <text:p text:style-name="P1"><draw:frame draw:style-name="fr1" draw:name="graphics1" text:anchor-type="paragraph" svg:width="6.9252in" svg:height="3.8929in" draw:z-index="0"><draw:image xlink:href="Pictures/1000000000000556000003007F92870A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</meta:initial-creator>
    <meta:creation-date>2013-08-26T12:59:50</meta:creation-date>
    <dc:date>2013-08-26T13:01:41</dc:date>
    <dc:creator>Jakub </dc:creator>
    <meta:editing-duration>P0D</meta:editing-duration>
    <meta:editing-cycles>1</meta:editing-cycles>
    <meta:document-statistic meta:table-count="0" meta:image-count="1" meta:object-count="0" meta:page-count="1" meta:paragraph-count="3" meta:word-count="5" meta:character-count="31" meta:non-whitespace-character-count="29"/>
    <meta:generator>LibreOffice/3.6$Linux_X86_64 LibreOffice_project/360m1$Build-2</meta:generator>
  </office:meta>
</office:document-meta>
</file>